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color="#ff0000" fo:font-size="24.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p>
      <text:p text:style-name="P1"><text:span text:style-name="T15">ÔôO̸o̸O̷o̷Ɔ̛ɔ̛</text:span></text:p>
      <text:p text:style-name="P1"><text:span text:style-name="T1">Tamil rendering</text:span></text:p>
      <text:p text:style-name="P1"><text:span text:style-name="T16">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6">க்ஷ ஶ்ரீ</text:span></text:p>
      <text:p text:style-name="P1"><text:span text:style-name="T1">Thai rendering</text:span></text:p>
      <text:p text:style-name="P1"><text:span text:style-name="T16">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7">ᄀᆞᄅᆞᇝ ᄀᆞᅀᅢ<text:s/></text:span><text:span text:style-name="T14">자거늘 밀므리 사</text:span><text:span text:style-name="T17">ᄋᆞ</text:span><text:span text:style-name="T14">리로ᄃᆡ 나거ᅀᅡ ᄌᆞᄆᆞ니ᅌᅵ다 셤 안해 자시ᇙ 제 한비 사ᄋᆞ리로ᄃᆡ 뷔어ᅀᅡ ᄌᆞᄆᆞ니ᅌᅵ다</text:span></text:p>
      <text:p text:style-name="P1"><text:span text:style-name="T17">시ᇙ</text:span><text:span text:style-name="T14"><text:s text:c="2"/>시 <text:s/>싷<text:s/></text:span><text:span text:style-name="T17">ᄒᆞ ᄃᆡ</text:span><text:span text:style-name="T14">댇</text:span><text:span text:style-name="T17">ᄃᆡᆮ 개ᇰ그ᇰ</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6" style:display-name="Contents 6" style:family="paragraph">
      <style:paragraph-properties fo:margin-left="40.000000000000000pt"/>
    </style:style>
    <style:style style:name="Bibliography_20incollection" style:display-name="Bibliography incollection" style:family="paragraph"/>
    <style:style style:name="Bibliography_20custom3" style:display-name="Bibliography custom3" style:family="paragraph"/>
    <style:style style:name="Enumerated_20List" style:display-name="Enumerated List" style:family="paragraph" style:list-style-name="L4">
      <style:text-properties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4" style:display-name="Contents 4" style:family="paragraph">
      <style:paragraph-properties fo:margin-left="24.000000000000000pt"/>
    </style:style>
    <style:style style:name="Bibliography_20article" style:display-name="Bibliography article" style:family="paragraph"/>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Bibliography_20inproceedings" style:display-name="Bibliography inproceedings" style:family="paragraph"/>
    <style:style style:name="Bibliography_20inbook" style:display-name="Bibliography inbook" style:family="paragraph"/>
    <style:style style:name="Bibliography_20email" style:display-name="Bibliography email" style:family="paragraph"/>
    <style:style style:name="Footnote" style:display-name="Footnote" style:family="paragraph" style:next-style-name=""/>
    <style:style style:name="Bibliography_20mastersthesis" style:display-name="Bibliography mastersthesis" style:family="paragraph"/>
    <style:style style:name="Bibliography_20custom4" style:display-name="Bibliography custom4" style:family="paragraph"/>
    <style:style style:name="Contents_202" style:display-name="Contents 2" style:family="paragraph">
      <style:paragraph-properties fo:margin-left="8.000000000000000pt"/>
    </style:style>
    <style:style style:name="Head_203" style:default-outline-level="3" style:display-name="Head 3" style:family="paragraph" style:next-style-name="Standard">
      <style:text-properties fo:font-size="12.000000000000000pt" fo:font-weight="bold"/>
    </style:style>
    <style:style style:name="Bibliography_20book" style:display-name="Bibliography book" style:family="paragraph"/>
    <style:style style:name="Bibliography_20conference" style:display-name="Bibliography conference" style:family="paragraph"/>
    <style:style style:name="Standard" style:display-name="Standard" style:family="paragraph">
      <style:text-properties fo:font-size="12.000000000000000pt"/>
    </style:style>
    <style:style style:name="Contents_201" style:display-name="Contents 1" style:family="paragraph">
      <style:paragraph-properties fo:margin-left="0.000000000000000pt"/>
    </style:style>
    <style:style style:name="Bibliography_20www" style:display-name="Bibliography www" style:family="paragraph"/>
    <style:style style:name="Bibliography_20custom1" style:display-name="Bibliography custom1" style:family="paragraph"/>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Contents_209" style:display-name="Contents 9" style:family="paragraph">
      <style:paragraph-properties fo:margin-left="64.000000000000000pt"/>
    </style:style>
    <style:style style:name="Bibliography_20techreport" style:display-name="Bibliography techreport" style:family="paragraph"/>
    <style:style style:name="Bibliography_20journal" style:display-name="Bibliography journal" style:family="paragraph"/>
    <style:style style:name="Bibliography_20custom2" style:display-name="Bibliography custom2" style:family="paragraph"/>
    <style:style style:name="Bibliography_20unpublished" style:display-name="Bibliography unpublished" style:family="paragraph"/>
    <style:style style:name="Bibliography_20misc" style:display-name="Bibliography misc" style:family="paragraph"/>
    <style:style style:name="Bibliography_20phdthesis" style:display-name="Bibliography phdthesis" style:family="paragraph"/>
    <style:style style:name="Bullet_20List" style:display-name="Bullet List" style:family="paragraph" style:list-style-name="L6">
      <style:text-properties fo:font-size="12.000000000000000pt"/>
    </style:style>
    <style:style style:name="Bibliography_20manual" style:display-name="Bibliography manual" style:family="paragraph"/>
    <style:style style:name="Bibliography_20booklet" style:display-name="Bibliography booklet" style:family="paragraph"/>
    <style:style style:name="Bibliography_20custom5" style:display-name="Bibliography custom5" style:family="paragraph"/>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Bibliography_20proceedings" style:display-name="Bibliography proceedings" style:family="paragraph"/>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17</meta:editing-cycles>
    <dc:date>2026-03-02T05:52:05</dc:date>
    <meta:creation-date>2008-08-22T11:41:04</meta:creation-date>
    <dc:creator>Toꝛvald</dc:creator>
  </office:meta>
</office:document-meta>
</file>